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4.5442"/>
          <table:table-cell office:value-type="float" office:value="21.804"/>
          <table:table-cell office:value-type="float" office:value="19.49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56110.0"/>
          <table:table-cell office:value-type="float" office:value="417825.0"/>
          <table:table-cell office:value-type="float" office:value="329858.0"/>
          <table:table-cell office:value-type="float" office:value="1297570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813"/>
          <table:table-cell office:value-type="float" office:value="7.118"/>
          <table:table-cell office:value-type="float" office:value="4.88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215.0"/>
          <table:table-cell office:value-type="float" office:value="121064.0"/>
          <table:table-cell office:value-type="float" office:value="329858.0"/>
          <table:table-cell office:value-type="float" office:value="1297570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73719"/>
          <table:table-cell office:value-type="float" office:value="2.647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3.0"/>
          <table:table-cell office:value-type="float" office:value="5745.0"/>
          <table:table-cell office:value-type="float" office:value="329158.0"/>
          <table:table-cell office:value-type="float" office:value="1295430.0"/>
          <table:table-cell office:value-type="float" office:value="2477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2.417"/>
          <table:table-cell office:value-type="float" office:value="9.567"/>
          <table:table-cell office:value-type="float" office:value="7.31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6473.0"/>
          <table:table-cell office:value-type="float" office:value="186756.0"/>
          <table:table-cell office:value-type="float" office:value="329858.0"/>
          <table:table-cell office:value-type="float" office:value="1297571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2066"/>
          <table:table-cell office:value-type="float" office:value="14.352"/>
          <table:table-cell office:value-type="float" office:value="12.07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4420.0"/>
          <table:table-cell office:value-type="float" office:value="327441.0"/>
          <table:table-cell office:value-type="float" office:value="329858.0"/>
          <table:table-cell office:value-type="float" office:value="1297571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53496"/>
          <table:table-cell office:value-type="float" office:value="2.544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616.0"/>
          <table:table-cell office:value-type="float" office:value="329158.0"/>
          <table:table-cell office:value-type="float" office:value="1295431.0"/>
          <table:table-cell office:value-type="float" office:value="2477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2.7159"/>
          <table:table-cell office:value-type="float" office:value="9.819"/>
          <table:table-cell office:value-type="float" office:value="7.55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923.0"/>
          <table:table-cell office:value-type="float" office:value="182847.0"/>
          <table:table-cell office:value-type="float" office:value="329858.0"/>
          <table:table-cell office:value-type="float" office:value="1297570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3765"/>
          <table:table-cell office:value-type="float" office:value="13.517"/>
          <table:table-cell office:value-type="float" office:value="11.17"/>
          <table:table-cell office:value-type="float" office:value="1.0"/>
          <table:table-cell office:value-type="float" office:value="0.0"/>
          <table:table-cell office:value-type="float" office:value="68.0"/>
          <table:table-cell office:value-type="float" office:value="19695.0"/>
          <table:table-cell office:value-type="float" office:value="261879.0"/>
          <table:table-cell office:value-type="float" office:value="329858.0"/>
          <table:table-cell office:value-type="float" office:value="1297570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81415"/>
          <table:table-cell office:value-type="float" office:value="2.732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27.0"/>
          <table:table-cell office:value-type="float" office:value="8082.0"/>
          <table:table-cell office:value-type="float" office:value="329158.0"/>
          <table:table-cell office:value-type="float" office:value="1295430.0"/>
          <table:table-cell office:value-type="float" office:value="2477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6.6876"/>
          <table:table-cell office:value-type="float" office:value="13.949"/>
          <table:table-cell office:value-type="float" office:value="11.71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29576.0"/>
          <table:table-cell office:value-type="float" office:value="271197.0"/>
          <table:table-cell office:value-type="float" office:value="329858.0"/>
          <table:table-cell office:value-type="float" office:value="1297570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3.93"/>
          <table:table-cell office:value-type="float" office:value="111.125"/>
          <table:table-cell office:value-type="float" office:value="108.87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275996.0"/>
          <table:table-cell office:value-type="float" office:value="1437319.0"/>
          <table:table-cell office:value-type="float" office:value="329858.0"/>
          <table:table-cell office:value-type="float" office:value="1297570.0"/>
          <table:table-cell office:value-type="float" office:value="2467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7283"/>
          <table:table-cell office:value-type="float" office:value="1.922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4212.0"/>
          <table:table-cell office:value-type="float" office:value="329158.0"/>
          <table:table-cell office:value-type="float" office:value="1295430.0"/>
          <table:table-cell office:value-type="float" office:value="2477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471.34"/>
          <table:table-cell office:value-type="float" office:value="468.576"/>
          <table:table-cell office:value-type="float" office:value="466.28"/>
          <table:table-cell office:value-type="float" office:value="0.0"/>
          <table:table-cell office:value-type="float" office:value="0.0"/>
          <table:table-cell office:value-type="float" office:value="2046.0"/>
          <table:table-cell office:value-type="float" office:value="1015996.0"/>
          <table:table-cell office:value-type="float" office:value="7628264.0"/>
          <table:table-cell office:value-type="float" office:value="329858.0"/>
          <table:table-cell office:value-type="float" office:value="1297571.0"/>
          <table:table-cell office:value-type="float" office:value="263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9478"/>
          <table:table-cell office:value-type="float" office:value="18.074"/>
          <table:table-cell office:value-type="float" office:value="15.82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21439.0"/>
          <table:table-cell office:value-type="float" office:value="389254.0"/>
          <table:table-cell office:value-type="float" office:value="329858.0"/>
          <table:table-cell office:value-type="float" office:value="1297571.0"/>
          <table:table-cell office:value-type="float" office:value="246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4964"/>
          <table:table-cell office:value-type="float" office:value="7.251"/>
          <table:table-cell office:value-type="float" office:value="4.91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9053.0"/>
          <table:table-cell office:value-type="float" office:value="58737.0"/>
          <table:table-cell office:value-type="float" office:value="329158.0"/>
          <table:table-cell office:value-type="float" office:value="1295431.0"/>
          <table:table-cell office:value-type="float" office:value="2477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8.2761"/>
          <table:table-cell office:value-type="float" office:value="15.558"/>
          <table:table-cell office:value-type="float" office:value="12.82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4924.0"/>
          <table:table-cell office:value-type="float" office:value="265496.0"/>
          <table:table-cell office:value-type="float" office:value="382940.0"/>
          <table:table-cell office:value-type="float" office:value="1505540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552"/>
          <table:table-cell office:value-type="float" office:value="13.201"/>
          <table:table-cell office:value-type="float" office:value="10.5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00.0"/>
          <table:table-cell office:value-type="float" office:value="201101.0"/>
          <table:table-cell office:value-type="float" office:value="382940.0"/>
          <table:table-cell office:value-type="float" office:value="1505540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3805"/>
          <table:table-cell office:value-type="float" office:value="2.941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3.0"/>
          <table:table-cell office:value-type="float" office:value="10189.0"/>
          <table:table-cell office:value-type="float" office:value="382240.0"/>
          <table:table-cell office:value-type="float" office:value="1503400.0"/>
          <table:table-cell office:value-type="float" office:value="2724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53.6693"/>
          <table:table-cell office:value-type="float" office:value="50.782"/>
          <table:table-cell office:value-type="float" office:value="48.34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109209.0"/>
          <table:table-cell office:value-type="float" office:value="954727.0"/>
          <table:table-cell office:value-type="float" office:value="382940.0"/>
          <table:table-cell office:value-type="float" office:value="1505540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4665"/>
          <table:table-cell office:value-type="float" office:value="22.818"/>
          <table:table-cell office:value-type="float" office:value="20.01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4725.0"/>
          <table:table-cell office:value-type="float" office:value="491188.0"/>
          <table:table-cell office:value-type="float" office:value="382940.0"/>
          <table:table-cell office:value-type="float" office:value="1505540.0"/>
          <table:table-cell office:value-type="float" office:value="272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91157"/>
          <table:table-cell office:value-type="float" office:value="2.872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6127.0"/>
          <table:table-cell office:value-type="float" office:value="382240.0"/>
          <table:table-cell office:value-type="float" office:value="1503400.0"/>
          <table:table-cell office:value-type="float" office:value="2735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1.1369"/>
          <table:table-cell office:value-type="float" office:value="28.412"/>
          <table:table-cell office:value-type="float" office:value="25.71"/>
          <table:table-cell office:value-type="float" office:value="0.0"/>
          <table:table-cell office:value-type="float" office:value="0.0"/>
          <table:table-cell office:value-type="float" office:value="170.0"/>
          <table:table-cell office:value-type="float" office:value="49533.0"/>
          <table:table-cell office:value-type="float" office:value="662962.0"/>
          <table:table-cell office:value-type="float" office:value="382940.0"/>
          <table:table-cell office:value-type="float" office:value="1505541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689"/>
          <table:table-cell office:value-type="float" office:value="14.403"/>
          <table:table-cell office:value-type="float" office:value="11.7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7068.0"/>
          <table:table-cell office:value-type="float" office:value="311636.0"/>
          <table:table-cell office:value-type="float" office:value="382940.0"/>
          <table:table-cell office:value-type="float" office:value="1505541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18298"/>
          <table:table-cell office:value-type="float" office:value="3.195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10401.0"/>
          <table:table-cell office:value-type="float" office:value="382240.0"/>
          <table:table-cell office:value-type="float" office:value="1503401.0"/>
          <table:table-cell office:value-type="float" office:value="2735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50.736"/>
          <table:table-cell office:value-type="float" office:value="447.895"/>
          <table:table-cell office:value-type="float" office:value="445.52"/>
          <table:table-cell office:value-type="float" office:value="0.0"/>
          <table:table-cell office:value-type="float" office:value="0.0"/>
          <table:table-cell office:value-type="float" office:value="2045.0"/>
          <table:table-cell office:value-type="float" office:value="890369.0"/>
          <table:table-cell office:value-type="float" office:value="5123562.0"/>
          <table:table-cell office:value-type="float" office:value="382940.0"/>
          <table:table-cell office:value-type="float" office:value="1505542.0"/>
          <table:table-cell office:value-type="float" office:value="285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0141"/>
          <table:table-cell office:value-type="float" office:value="48.395"/>
          <table:table-cell office:value-type="float" office:value="45.67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23361.0"/>
          <table:table-cell office:value-type="float" office:value="873371.0"/>
          <table:table-cell office:value-type="float" office:value="382940.0"/>
          <table:table-cell office:value-type="float" office:value="1505542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4872"/>
          <table:table-cell office:value-type="float" office:value="3.074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2.0"/>
          <table:table-cell office:value-type="float" office:value="10549.0"/>
          <table:table-cell office:value-type="float" office:value="382240.0"/>
          <table:table-cell office:value-type="float" office:value="1503402.0"/>
          <table:table-cell office:value-type="float" office:value="2735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1.5568"/>
          <table:table-cell office:value-type="float" office:value="48.678"/>
          <table:table-cell office:value-type="float" office:value="46.3"/>
          <table:table-cell office:value-type="float" office:value="0.0"/>
          <table:table-cell office:value-type="float" office:value="0.0"/>
          <table:table-cell office:value-type="float" office:value="317.0"/>
          <table:table-cell office:value-type="float" office:value="111642.0"/>
          <table:table-cell office:value-type="float" office:value="854900.0"/>
          <table:table-cell office:value-type="float" office:value="382940.0"/>
          <table:table-cell office:value-type="float" office:value="1505542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2078"/>
          <table:table-cell office:value-type="float" office:value="27.554"/>
          <table:table-cell office:value-type="float" office:value="24.89"/>
          <table:table-cell office:value-type="float" office:value="0.0"/>
          <table:table-cell office:value-type="float" office:value="0.0"/>
          <table:table-cell office:value-type="float" office:value="238.0"/>
          <table:table-cell office:value-type="float" office:value="65438.0"/>
          <table:table-cell office:value-type="float" office:value="428299.0"/>
          <table:table-cell office:value-type="float" office:value="382940.0"/>
          <table:table-cell office:value-type="float" office:value="1505542.0"/>
          <table:table-cell office:value-type="float" office:value="272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39992"/>
          <table:table-cell office:value-type="float" office:value="3.544"/>
          <table:table-cell office:value-type="float" office:value="0.7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6.0"/>
          <table:table-cell office:value-type="float" office:value="20687.0"/>
          <table:table-cell office:value-type="float" office:value="382240.0"/>
          <table:table-cell office:value-type="float" office:value="1503402.0"/>
          <table:table-cell office:value-type="float" office:value="2735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7.5517"/>
          <table:table-cell office:value-type="float" office:value="15.032"/>
          <table:table-cell office:value-type="float" office:value="14.23"/>
          <table:table-cell office:value-type="float" office:value="0.0"/>
          <table:table-cell office:value-type="float" office:value="0.0"/>
          <table:table-cell office:value-type="float" office:value="177.0"/>
          <table:table-cell office:value-type="float" office:value="53688.0"/>
          <table:table-cell office:value-type="float" office:value="391846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1.049"/>
          <table:table-cell office:value-type="float" office:value="208.294"/>
          <table:table-cell office:value-type="float" office:value="207.49"/>
          <table:table-cell office:value-type="float" office:value="0.0"/>
          <table:table-cell office:value-type="float" office:value="0.0"/>
          <table:table-cell office:value-type="float" office:value="1788.0"/>
          <table:table-cell office:value-type="float" office:value="728579.0"/>
          <table:table-cell office:value-type="float" office:value="2931000.0"/>
          <table:table-cell office:value-type="float" office:value="106680.0"/>
          <table:table-cell office:value-type="float" office:value="413117.0"/>
          <table:table-cell office:value-type="float" office:value="147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6058"/>
          <table:table-cell office:value-type="float" office:value="0.76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79.0"/>
          <table:table-cell office:value-type="float" office:value="106330.0"/>
          <table:table-cell office:value-type="float" office:value="412047.0"/>
          <table:table-cell office:value-type="float" office:value="1346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9.50609"/>
          <table:table-cell office:value-type="float" office:value="6.854"/>
          <table:table-cell office:value-type="float" office:value="6.13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103.0"/>
          <table:table-cell office:value-type="float" office:value="209198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3109"/>
          <table:table-cell office:value-type="float" office:value="2.037"/>
          <table:table-cell office:value-type="float" office:value="1.27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4565.0"/>
          <table:table-cell office:value-type="float" office:value="51150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3391"/>
          <table:table-cell office:value-type="float" office:value="0.7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64.0"/>
          <table:table-cell office:value-type="float" office:value="106330.0"/>
          <table:table-cell office:value-type="float" office:value="41204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2.3582"/>
          <table:table-cell office:value-type="float" office:value="9.213"/>
          <table:table-cell office:value-type="float" office:value="8.51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30436.0"/>
          <table:table-cell office:value-type="float" office:value="247677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1868"/>
          <table:table-cell office:value-type="float" office:value="1.872"/>
          <table:table-cell office:value-type="float" office:value="1.09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986.0"/>
          <table:table-cell office:value-type="float" office:value="41278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4"/>
          <table:table-cell office:value-type="float" office:value="0.76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184.0"/>
          <table:table-cell office:value-type="float" office:value="106330.0"/>
          <table:table-cell office:value-type="float" office:value="41204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5.0407"/>
          <table:table-cell office:value-type="float" office:value="32.413"/>
          <table:table-cell office:value-type="float" office:value="31.7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2807.0"/>
          <table:table-cell office:value-type="float" office:value="662095.0"/>
          <table:table-cell office:value-type="float" office:value="106680.0"/>
          <table:table-cell office:value-type="float" office:value="413117.0"/>
          <table:table-cell office:value-type="float" office:value="138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5861"/>
          <table:table-cell office:value-type="float" office:value="1.654"/>
          <table:table-cell office:value-type="float" office:value="0.93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707.0"/>
          <table:table-cell office:value-type="float" office:value="31152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3439"/>
          <table:table-cell office:value-type="float" office:value="0.74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224.0"/>
          <table:table-cell office:value-type="float" office:value="106330.0"/>
          <table:table-cell office:value-type="float" office:value="41204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6.42688"/>
          <table:table-cell office:value-type="float" office:value="3.768"/>
          <table:table-cell office:value-type="float" office:value="3.02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9838.0"/>
          <table:table-cell office:value-type="float" office:value="101122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49"/>
          <table:table-cell office:value-type="float" office:value="1.418"/>
          <table:table-cell office:value-type="float" office:value="0.6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52.0"/>
          <table:table-cell office:value-type="float" office:value="31995.0"/>
          <table:table-cell office:value-type="float" office:value="106680.0"/>
          <table:table-cell office:value-type="float" office:value="413117.0"/>
          <table:table-cell office:value-type="float" office:value="136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2685"/>
          <table:table-cell office:value-type="float" office:value="0.72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2.0"/>
          <table:table-cell office:value-type="float" office:value="106330.0"/>
          <table:table-cell office:value-type="float" office:value="412047.0"/>
          <table:table-cell office:value-type="float" office:value="1369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63.6216"/>
          <table:table-cell office:value-type="float" office:value="60.811"/>
          <table:table-cell office:value-type="float" office:value="58.76"/>
          <table:table-cell office:value-type="float" office:value="0.0"/>
          <table:table-cell office:value-type="float" office:value="0.0"/>
          <table:table-cell office:value-type="float" office:value="416.0"/>
          <table:table-cell office:value-type="float" office:value="142542.0"/>
          <table:table-cell office:value-type="float" office:value="1451952.0"/>
          <table:table-cell office:value-type="float" office:value="301520.0"/>
          <table:table-cell office:value-type="float" office:value="1186223.0"/>
          <table:table-cell office:value-type="float" office:value="231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3491"/>
          <table:table-cell office:value-type="float" office:value="23.396"/>
          <table:table-cell office:value-type="float" office:value="21.27"/>
          <table:table-cell office:value-type="float" office:value="0.0"/>
          <table:table-cell office:value-type="float" office:value="0.0"/>
          <table:table-cell office:value-type="float" office:value="218.0"/>
          <table:table-cell office:value-type="float" office:value="66316.0"/>
          <table:table-cell office:value-type="float" office:value="411958.0"/>
          <table:table-cell office:value-type="float" office:value="301520.0"/>
          <table:table-cell office:value-type="float" office:value="1186223.0"/>
          <table:table-cell office:value-type="float" office:value="231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2085"/>
          <table:table-cell office:value-type="float" office:value="2.332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2.0"/>
          <table:table-cell office:value-type="float" office:value="11393.0"/>
          <table:table-cell office:value-type="float" office:value="300820.0"/>
          <table:table-cell office:value-type="float" office:value="1184083.0"/>
          <table:table-cell office:value-type="float" office:value="2326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3.0262"/>
          <table:table-cell office:value-type="float" office:value="10.241"/>
          <table:table-cell office:value-type="float" office:value="8.21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569.0"/>
          <table:table-cell office:value-type="float" office:value="195408.0"/>
          <table:table-cell office:value-type="float" office:value="301520.0"/>
          <table:table-cell office:value-type="float" office:value="1186222.0"/>
          <table:table-cell office:value-type="float" office:value="229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6492"/>
          <table:table-cell office:value-type="float" office:value="26.957"/>
          <table:table-cell office:value-type="float" office:value="25.08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717.0"/>
          <table:table-cell office:value-type="float" office:value="455247.0"/>
          <table:table-cell office:value-type="float" office:value="301520.0"/>
          <table:table-cell office:value-type="float" office:value="1186222.0"/>
          <table:table-cell office:value-type="float" office:value="230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4102"/>
          <table:table-cell office:value-type="float" office:value="2.196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10267.0"/>
          <table:table-cell office:value-type="float" office:value="300820.0"/>
          <table:table-cell office:value-type="float" office:value="1184082.0"/>
          <table:table-cell office:value-type="float" office:value="2316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5.1418"/>
          <table:table-cell office:value-type="float" office:value="12.312"/>
          <table:table-cell office:value-type="float" office:value="10.32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22611.0"/>
          <table:table-cell office:value-type="float" office:value="268805.0"/>
          <table:table-cell office:value-type="float" office:value="301520.0"/>
          <table:table-cell office:value-type="float" office:value="1186222.0"/>
          <table:table-cell office:value-type="float" office:value="229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6433"/>
          <table:table-cell office:value-type="float" office:value="36.93"/>
          <table:table-cell office:value-type="float" office:value="35.04"/>
          <table:table-cell office:value-type="float" office:value="1.0"/>
          <table:table-cell office:value-type="float" office:value="0.0"/>
          <table:table-cell office:value-type="float" office:value="253.0"/>
          <table:table-cell office:value-type="float" office:value="83532.0"/>
          <table:table-cell office:value-type="float" office:value="1033909.0"/>
          <table:table-cell office:value-type="float" office:value="301520.0"/>
          <table:table-cell office:value-type="float" office:value="1186222.0"/>
          <table:table-cell office:value-type="float" office:value="2296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10133"/>
          <table:table-cell office:value-type="float" office:value="2.188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3651.0"/>
          <table:table-cell office:value-type="float" office:value="300820.0"/>
          <table:table-cell office:value-type="float" office:value="1184082.0"/>
          <table:table-cell office:value-type="float" office:value="2316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36.381"/>
          <table:table-cell office:value-type="float" office:value="433.588"/>
          <table:table-cell office:value-type="float" office:value="431.55"/>
          <table:table-cell office:value-type="float" office:value="0.0"/>
          <table:table-cell office:value-type="float" office:value="0.0"/>
          <table:table-cell office:value-type="float" office:value="2258.0"/>
          <table:table-cell office:value-type="float" office:value="1029945.0"/>
          <table:table-cell office:value-type="float" office:value="4798621.0"/>
          <table:table-cell office:value-type="float" office:value="301520.0"/>
          <table:table-cell office:value-type="float" office:value="1186222.0"/>
          <table:table-cell office:value-type="float" office:value="2559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4694"/>
          <table:table-cell office:value-type="float" office:value="13.679"/>
          <table:table-cell office:value-type="float" office:value="11.81"/>
          <table:table-cell office:value-type="float" office:value="1.0"/>
          <table:table-cell office:value-type="float" office:value="0.0"/>
          <table:table-cell office:value-type="float" office:value="93.0"/>
          <table:table-cell office:value-type="float" office:value="24486.0"/>
          <table:table-cell office:value-type="float" office:value="374171.0"/>
          <table:table-cell office:value-type="float" office:value="301520.0"/>
          <table:table-cell office:value-type="float" office:value="1186222.0"/>
          <table:table-cell office:value-type="float" office:value="231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10186"/>
          <table:table-cell office:value-type="float" office:value="2.109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0.0"/>
          <table:table-cell office:value-type="float" office:value="7717.0"/>
          <table:table-cell office:value-type="float" office:value="300820.0"/>
          <table:table-cell office:value-type="float" office:value="1184082.0"/>
          <table:table-cell office:value-type="float" office:value="2309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8.9002"/>
          <table:table-cell office:value-type="float" office:value="25.647"/>
          <table:table-cell office:value-type="float" office:value="22.04"/>
          <table:table-cell office:value-type="float" office:value="0.0"/>
          <table:table-cell office:value-type="float" office:value="0.0"/>
          <table:table-cell office:value-type="float" office:value="115.0"/>
          <table:table-cell office:value-type="float" office:value="29391.0"/>
          <table:table-cell office:value-type="float" office:value="356767.0"/>
          <table:table-cell office:value-type="float" office:value="301520.0"/>
          <table:table-cell office:value-type="float" office:value="1186224.0"/>
          <table:table-cell office:value-type="float" office:value="231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8913"/>
          <table:table-cell office:value-type="float" office:value="15.887"/>
          <table:table-cell office:value-type="float" office:value="13.79"/>
          <table:table-cell office:value-type="float" office:value="1.0"/>
          <table:table-cell office:value-type="float" office:value="0.0"/>
          <table:table-cell office:value-type="float" office:value="124.0"/>
          <table:table-cell office:value-type="float" office:value="34431.0"/>
          <table:table-cell office:value-type="float" office:value="364655.0"/>
          <table:table-cell office:value-type="float" office:value="301520.0"/>
          <table:table-cell office:value-type="float" office:value="1186224.0"/>
          <table:table-cell office:value-type="float" office:value="2321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1975"/>
          <table:table-cell office:value-type="float" office:value="2.766"/>
          <table:table-cell office:value-type="float" office:value="0.8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82.0"/>
          <table:table-cell office:value-type="float" office:value="22510.0"/>
          <table:table-cell office:value-type="float" office:value="300820.0"/>
          <table:table-cell office:value-type="float" office:value="1184084.0"/>
          <table:table-cell office:value-type="float" office:value="2309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3.01125"/>
          <table:table-cell office:value-type="float" office:value="0.25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283.0"/>
          <table:table-cell office:value-type="float" office:value="33398.0"/>
          <table:table-cell office:value-type="float" office:value="129445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1335"/>
          <table:table-cell office:value-type="float" office:value="0.27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5.0"/>
          <table:table-cell office:value-type="float" office:value="3991.0"/>
          <table:table-cell office:value-type="float" office:value="33398.0"/>
          <table:table-cell office:value-type="float" office:value="129445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8322"/>
          <table:table-cell office:value-type="float" office:value="0.2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6.0"/>
          <table:table-cell office:value-type="float" office:value="33258.0"/>
          <table:table-cell office:value-type="float" office:value="129017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98096"/>
          <table:table-cell office:value-type="float" office:value="0.26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3744.0"/>
          <table:table-cell office:value-type="float" office:value="33398.0"/>
          <table:table-cell office:value-type="float" office:value="129445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5623"/>
          <table:table-cell office:value-type="float" office:value="0.35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7.0"/>
          <table:table-cell office:value-type="float" office:value="5694.0"/>
          <table:table-cell office:value-type="float" office:value="33398.0"/>
          <table:table-cell office:value-type="float" office:value="129445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7578"/>
          <table:table-cell office:value-type="float" office:value="0.2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9.0"/>
          <table:table-cell office:value-type="float" office:value="33258.0"/>
          <table:table-cell office:value-type="float" office:value="129017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3.00946"/>
          <table:table-cell office:value-type="float" office:value="0.25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87.0"/>
          <table:table-cell office:value-type="float" office:value="33398.0"/>
          <table:table-cell office:value-type="float" office:value="12944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1188"/>
          <table:table-cell office:value-type="float" office:value="0.2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389.0"/>
          <table:table-cell office:value-type="float" office:value="33398.0"/>
          <table:table-cell office:value-type="float" office:value="129445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4675"/>
          <table:table-cell office:value-type="float" office:value="0.2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33258.0"/>
          <table:table-cell office:value-type="float" office:value="129017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01455"/>
          <table:table-cell office:value-type="float" office:value="0.24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88.0"/>
          <table:table-cell office:value-type="float" office:value="33398.0"/>
          <table:table-cell office:value-type="float" office:value="129445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3465"/>
          <table:table-cell office:value-type="float" office:value="0.2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984.0"/>
          <table:table-cell office:value-type="float" office:value="33398.0"/>
          <table:table-cell office:value-type="float" office:value="129445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2994"/>
          <table:table-cell office:value-type="float" office:value="0.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33258.0"/>
          <table:table-cell office:value-type="float" office:value="129017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93151"/>
          <table:table-cell office:value-type="float" office:value="0.26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210.0"/>
          <table:table-cell office:value-type="float" office:value="33398.0"/>
          <table:table-cell office:value-type="float" office:value="129445.0"/>
          <table:table-cell office:value-type="float" office:value="1228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8854"/>
          <table:table-cell office:value-type="float" office:value="0.20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94.0"/>
          <table:table-cell office:value-type="float" office:value="33398.0"/>
          <table:table-cell office:value-type="float" office:value="12944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7192"/>
          <table:table-cell office:value-type="float" office:value="0.1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33258.0"/>
          <table:table-cell office:value-type="float" office:value="129017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